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10-03 13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7-11 15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3-11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0-17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8-01 1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7-14 14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5-24 1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3-28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0-13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6-14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8-17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6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4-14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0-08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6-23 11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5-05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20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0-08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9-23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6-06 11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2-01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9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0-15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7-12 13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5-08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8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2-01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8-22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6-26 1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5-10 1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3-15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7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0-27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9-22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7-13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6-21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6-16 1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6-15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6-13 1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6-07 1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5-04 1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3-30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3-29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6-03-02 0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5-08-18 1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5-05-28 13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5-03-31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5-02-04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4-12-16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4-10-07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4-08-19 1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4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4-05-19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4-04-08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4-02-25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3-10-23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3-09-03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3-07-22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3-06-19 1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3-02-07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2-12-19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2-10-18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2-08-28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2-07-18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2-06-18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2-04-18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2-02-14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11-12-29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08-04-14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08-03-10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08-01-04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07-10-03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06-12-0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06-08-16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06-05-19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06-04-10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05-10-04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05-08-10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05-06-03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05-01-12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04-11-10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04-10-07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04-08-26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04-06-10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04-04-13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04-01-02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03-11-14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03-10-06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03-06-09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03-04-22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03-03-13 2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03-01-07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02-11-14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02-10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02-07-15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02-05-20 1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02-04-11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02-03-05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02-01-04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01-11-15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01-10-04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01-08-23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01-07-18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01-06-08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01-04-19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01-03-09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00-12-29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00-11-15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00-10-04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00-08-24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00-07-13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00-06-02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2000-05-01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9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9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9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9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9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9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9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8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8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8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8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8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8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8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8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7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7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7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7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7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6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6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6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6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5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5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5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5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5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5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5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5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5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5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5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5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5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5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5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5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5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5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5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5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5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5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4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4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4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4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4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4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4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4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4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4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4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4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4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4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4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4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4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4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4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4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4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4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4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4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4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4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4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4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4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3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3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3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3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3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3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3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3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3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3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3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3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3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3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3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3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3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3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3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3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3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3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3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3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3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3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3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3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3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3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2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2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2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2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2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2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2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2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2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2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2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2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2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2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2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2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2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2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2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2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2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2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2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2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2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2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2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2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2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2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2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2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2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1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1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1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1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1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1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1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1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1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1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1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1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1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1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1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1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1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1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1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1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1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1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1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1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1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1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1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0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0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0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0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0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0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0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0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0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0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0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0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0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0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0-07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0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0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0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0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0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0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0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0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0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0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0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90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9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9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9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9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9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9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9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9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9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9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8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8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8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8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8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8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8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8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8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8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8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7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7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7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7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7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7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7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7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7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6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6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6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6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6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6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6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6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6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6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6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6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5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5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5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5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5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5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5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5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5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5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5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5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4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4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4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4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4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4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4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4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4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4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4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3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3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3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3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3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3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3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3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3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3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2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2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2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2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2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2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2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2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1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1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1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1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1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1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1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1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1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1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1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1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1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0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0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0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0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0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0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0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0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0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0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0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0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80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79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79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79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79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79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79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79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79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254098174501</text:p>
          </table:table-cell>
          <table:table-cell office:value-type="string" calcext:value-type="string">
            <text:p>1979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1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966" meta:object-count="0"/>
    <meta:user-defined meta:name="AppVersion">3.0</meta:user-defined>
  </office:meta>
</office:document-meta>
</file>